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736in"/>
    </style:style>
    <style:style style:name="co3" style:family="table-column">
      <style:table-column-properties fo:break-before="auto" style:column-width="2.213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Soln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Smallest singular value of Jac</text:p>
          </table:table-cell>
          <table:table-cell table:style-name="Default" office:value-type="string" calcext:value-type="string">
            <text:p>Smallest Eigenvalue of Hess</text:p>
          </table:table-cell>
        </table:table-row>
        <table:table-row table:style-name="ro2">
          <table:table-cell office:value-type="string" calcext:value-type="string">
            <text:p>Recycled</text:p>
          </table:table-cell>
          <table:table-cell office:value-type="float" office:value="-2.44202113024556" calcext:value-type="float">
            <text:p>-2.44202113024556</text:p>
          </table:table-cell>
          <table:table-cell office:value-type="float" office:value="0.518774387649196" calcext:value-type="float">
            <text:p>0.518774387649196</text:p>
          </table:table-cell>
          <table:table-cell office:value-type="float" office:value="0.810421820914467" calcext:value-type="float">
            <text:p>0.810421820914467</text:p>
          </table:table-cell>
        </table:table-row>
        <table:table-row table:style-name="ro2">
          <table:table-cell office:value-type="string" calcext:value-type="string">
            <text:p>Random 1</text:p>
          </table:table-cell>
          <table:table-cell office:value-type="float" office:value="-2.4060993298377" calcext:value-type="float">
            <text:p>-2.4060993298377</text:p>
          </table:table-cell>
          <table:table-cell office:value-type="float" office:value="0.356386478322231" calcext:value-type="float">
            <text:p>0.356386478322231</text:p>
          </table:table-cell>
          <table:table-cell office:value-type="float" office:value="0.686372402550516" calcext:value-type="float">
            <text:p>0.686372402550516</text:p>
          </table:table-cell>
        </table:table-row>
        <table:table-row table:style-name="ro2">
          <table:table-cell office:value-type="string" calcext:value-type="string">
            <text:p>Random 2</text:p>
          </table:table-cell>
          <table:table-cell office:value-type="float" office:value="-2.44202113024545" calcext:value-type="float">
            <text:p>-2.44202113024545</text:p>
          </table:table-cell>
          <table:table-cell office:value-type="float" office:value="0.518774381869135" calcext:value-type="float">
            <text:p>0.518774381869135</text:p>
          </table:table-cell>
          <table:table-cell office:value-type="float" office:value="0.810421814866582" calcext:value-type="float">
            <text:p>0.8104218148665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17T13:44:17.968254353</meta:creation-date>
    <dc:date>2021-09-17T13:48:47.102682928</dc:date>
    <meta:editing-duration>PT4M29S</meta:editing-duration>
    <meta:editing-cycles>1</meta:editing-cycles>
    <meta:document-statistic meta:table-count="1" meta:cell-count="16" meta:object-count="0"/>
    <meta:generator>LibreOffice/7.1.4.2$MacOSX_X86_64 LibreOffice_project/a529a4fab45b75fefc5b6226684193eb000654f6</meta:generator>
  </office:meta>
</office:document-meta>
</file>